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76f" officeooo:paragraph-rsid="0009976f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text-properties officeooo:rsid="0009976f" officeooo:paragraph-rsid="0009976f"/>
    </style:style>
    <style:style style:name="T1" style:family="text">
      <style:text-properties officeooo:rsid="000b9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[15:52] Pascal BUGUET : <text:span text:style-name="T1">A NE PAS OUBLIER !!!!!!</text:span></text:p>
      <text:p text:style-name="P3">FRONT-END : views : (HTML + CSS + JavaScript)<text:line-break/>BACK-END : ctrl + DAO + DTO + BD : (PHP + SQL)</text:p>
      <text:p text:style-name="P3"> </text:p>
      <text:p text:style-name="P3">FRONT-OFFICE (Pour les internautes) : FRONT-END + BACK-END <text:line-break/>BACK-OFFICE (Pour les salariés) : FRONT-END + BACK-END</text:p>
      <text:p text:style-name="P2">[15:53] Pascal BUGUET</text:p>
      <text:p text:style-name="P3">Les utilisateurs :<text:line-break/>FRONT-OFFICE (Pour les internautes) : FRONT-END + BACK-END <text:line-break/>BACK-OFFICE (Pour les salariés) : FRONT-END + BACK-END</text:p>
      <text:p text:style-name="P3"> </text:p>
      <text:p text:style-name="P3">Architecture des applications :<text:line-break/>FRONT-END : views : (HTML + CSS + JavaScript)<text:line-break/>BACK-END : ctrl + DAO + DTO + BD : (PHP + SQL)</text:p>
      <text:p text:style-name="P1"/>
      <text:p text:style-name="P1"/>
      <text:p text:style-name="P1">Site de volley-ball :</text:p>
      <text:p text:style-name="P1"/>
      <text:p text:style-name="P1">Règles de gestion :</text:p>
      <text:p text:style-name="P1"/>
      <text:p text:style-name="P1">1)Un membre fait partie du club</text:p>
      <text:p text:style-name="P1">2)Un membre habite une villes</text:p>
      <text:p text:style-name="P1">3)Un membre appartient à une équipe (Régionale masculine, junior, loisir,…)</text:p>
      <text:p text:style-name="P1">4)Une équipe participe à plusieurs rencontres</text:p>
      <text:p text:style-name="P1">5)Une rencontre à lieu dans un club</text:p>
      <text:p text:style-name="P1">6)Un club est situé dans une ville</text:p>
      <text:p text:style-name="P1">7)Un entraîneur <text:s/>entraîne plusieurs équipes</text:p>
      <text:p text:style-name="P1"/>
      <text:p text:style-name="P1"/>
      <text:p text:style-name="P1">Dictionnaire de données :</text:p>
      <text:p text:style-name="P1">1)Nom_du_membre etc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4:55:29.627000000</meta:creation-date>
    <dc:date>2023-12-04T15:54:05.600000000</dc:date>
    <meta:editing-duration>P3DT58M3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9" meta:word-count="155" meta:character-count="912" meta:non-whitespace-character-count="769"/>
  </office:meta>
</office:document-meta>
</file>